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a4f7" officeooo:paragraph-rsid="0014a4f7"/>
    </style:style>
    <style:style style:name="P2" style:family="paragraph" style:parent-style-name="Standard">
      <style:paragraph-properties fo:text-align="center" style:justify-single-word="false"/>
      <style:text-properties officeooo:rsid="0014a4f7" officeooo:paragraph-rsid="0014a4f7"/>
    </style:style>
    <style:style style:name="P3" style:family="paragraph" style:parent-style-name="Standard">
      <style:text-properties fo:font-style="italic" officeooo:rsid="0014a4f7" officeooo:paragraph-rsid="0014a4f7" style:font-style-asian="italic" style:font-style-complex="italic"/>
    </style:style>
    <style:style style:name="P4" style:family="paragraph" style:parent-style-name="Standard">
      <style:text-properties officeooo:rsid="00150b11" officeooo:paragraph-rsid="00150b11"/>
    </style:style>
    <style:style style:name="P5" style:family="paragraph" style:parent-style-name="Heading_20_3">
      <style:paragraph-properties fo:break-before="page"/>
    </style:style>
    <style:style style:name="T1" style:family="text">
      <style:text-properties style:text-position="sub 58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tractible Types</text:p>
      <text:p text:style-name="P2">by Sven Nilsen, 2020</text:p>
      <text:p text:style-name="P1"/>
      <text:p text:style-name="P3">In this paper I show that there is a way of modeling contractible types in Path Semantical Logic.</text:p>
      <text:p text:style-name="P1"/>
      <text:p text:style-name="P1">In the paper “Noncontractible Types”<text:span text:style-name="T3"><text:reference-ref text:reference-format="text" text:ref-name="noncontractible types">[1]</text:reference-ref></text:span>, I showed that noncontractible type families can be modeled in Path Semantical Logic<text:span text:style-name="T3"><text:reference-ref text:reference-format="text" text:ref-name="path semantical logic">[2]</text:reference-ref></text:span>. Since a type family is contractible when it is not noncontractible, one can use the following law:</text:p>
      <text:p text:style-name="P1"/>
      <text:p text:style-name="P1"><text:tab/>¬(¬(X<text:span text:style-name="T1">0</text:span> ∧ X<text:span text:style-name="T1">1</text:span> ∧ … ∧ X<text:span text:style-name="T1">n-1</text:span>) ∧ (X<text:span text:style-name="T1">0</text:span> ∨ X<text:span text:style-name="T1">1</text:span> ∨ … ∨ X<text:span text:style-name="T1">n-1</text:span>))</text:p>
      <text:p text:style-name="P1"><text:tab/><text:tab/><text:tab/><text:tab/>=</text:p>
      <text:p text:style-name="P1"><text:tab/>(X<text:span text:style-name="T1">0</text:span> ∧ X<text:span text:style-name="T1">1</text:span> ∧ … ∧ X<text:span text:style-name="T1">n-1</text:span>) ∨ (¬X<text:span text:style-name="T1">0</text:span> ∧ ¬X<text:span text:style-name="T1">1</text:span> ∧ … ∧ ¬X<text:span text:style-name="T1">n-1</text:span>)</text:p>
      <text:p text:style-name="P1"/>
      <text:p text:style-name="P1">Which can be reduced to two cases:</text:p>
      <text:p text:style-name="P1"/>
      <text:p text:style-name="P1"><text:tab/>(X<text:span text:style-name="T1">0</text:span> ∧ X<text:span text:style-name="T1">1</text:span> ∧ … ∧ X<text:span text:style-name="T1">n-1</text:span>) ⊻ (¬X<text:span text:style-name="T1">0</text:span> ∧ ¬X<text:span text:style-name="T1">1</text:span> ∧ … ∧ ¬X<text:span text:style-name="T1">n-1</text:span>)</text:p>
      <text:p text:style-name="P1"/>
      <text:p text:style-name="P1">To check that a type family is contractible, modeled in Path Semantical Logic, it is sufficient to check whether all propositions are `true` or all propositions are `false`.</text:p>
      <text:p text:style-name="P1"/>
      <text:p text:style-name="P1">This fits the intuition in Path Semantics that the functions `\true` and `\false` contracts to a single point.</text:p>
      <text:h text:style-name="P5" text:outline-level="3">References:</text:h>
      <text:p text:style-name="P1"/>
      <text:p text:style-name="P4"><text:reference-mark-start text:name="noncontractible types"/>[1]<text:reference-mark-end text:name="noncontractible types"/><text:tab/>“Noncontractible Types”</text:p>
      <text:p text:style-name="P4"><text:tab/>Sven Nilsen, 2020</text:p>
      <text:p text:style-name="P4"><text:tab/><text:a xlink:type="simple" xlink:href="https://github.com/advancedresearch/path_semantics/blob/master/papers-wip/noncontractible-types.pdf" text:style-name="Internet_20_link" text:visited-style-name="Visited_20_Internet_20_Link"><text:span text:style-name="T2">https://github.com/advancedresearch/path_semantics/blob/master/papers-wip/noncontractible-types.pdf</text:span></text:a></text:p>
      <text:p text:style-name="P4"/>
      <text:p text:style-name="P4"><text:reference-mark-start text:name="path semantical logic"/>[2]<text:reference-mark-end text:name="path semantical logic"/><text:tab/>“Path Semantical Logic”</text:p>
      <text:p text:style-name="P4"><text:tab/>AdvancedResearch, reading sequence on Path Semantics</text:p>
      <text:p text:style-name="P4"><text:tab/><text:a xlink:type="simple" xlink:href="https://github.com/advancedresearch/path_semantics/blob/master/sequences.md#path-semantical-logic" text:style-name="Internet_20_link" text:visited-style-name="Visited_20_Internet_20_Link"><text:span text:style-name="T2">https://github.com/advancedresearch/path_semantics/blob/master/sequences.md#path-semantical-logic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19:52:39.388173000</meta:creation-date>
    <dc:date>2020-09-06T20:13:14.172134000</dc:date>
    <meta:editing-duration>PT9M54S</meta:editing-duration>
    <meta:editing-cycles>1</meta:editing-cycles>
    <meta:document-statistic meta:table-count="0" meta:image-count="0" meta:object-count="0" meta:page-count="2" meta:paragraph-count="18" meta:word-count="177" meta:character-count="1160" meta:non-whitespace-character-count="990"/>
    <meta:generator>LibreOffice/5.1.2.2$MacOSX_X86_64 LibreOffice_project/d3bf12ecb743fc0d20e0be0c58ca359301eb705f</meta:generator>
  </office:meta>
</office:document-meta>
</file>